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monospace" loext:padding="0in" loext:border="none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T1" style:family="text">
      <style:text-properties officeooo:rsid="0012d1d7"/>
    </style:style>
    <style:style style:name="T2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uclidean distance, Outlier, Other cluster</text:p>
      <text:p text:style-name="P3">[(172.84582589906168, 7, 4),</text:p>
      <text:p text:style-name="P4"><text:s/><text:span text:style-name="T2">(176.91042988474948, 7, 1),</text:span></text:p>
      <text:p text:style-name="P4"><text:s/><text:span text:style-name="T2">(212.29036654122922, 7, 8),</text:span></text:p>
      <text:p text:style-name="P4"><text:s/><text:span text:style-name="T2">(215.71110631570255, 7, 0)]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2:29:33.962589396</meta:creation-date>
    <dc:date>2023-01-12T22:55:52.821549697</dc:date>
    <meta:editing-duration>PT26M23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1" meta:paragraph-count="5" meta:word-count="17" meta:character-count="154" meta:non-whitespace-character-count="139"/>
  </office:meta>
</office:document-meta>
</file>